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Reiss</meta:initial-creator>
    <meta:creation-date>2016-03-16T12:23:44.803125497</meta:creation-date>
    <dc:date>2016-03-16T12:29:18.208399848</dc:date>
    <dc:creator>Florian Reiss</dc:creator>
    <meta:editing-duration>PT5M33S</meta:editing-duration>
    <meta:editing-cycles>1</meta:editing-cycles>
    <meta:generator>LibreOffice/5.0.5.2$Linux_X86_64 LibreOffice_project/00m0$Build-2</meta:generator>
    <meta:document-statistic meta:table-count="1" meta:cell-count="6" meta:object-count="0"/>
  </office:meta>
</office:document-meta>
</file>